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 officeooo:paragraph-rsid="0015e5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2"/>
      <text:p text:style-name="P4">import javax . swing .*;</text:p>
      <text:p text:style-name="P4">import java . awt .*;</text:p>
      <text:p text:style-name="P4">import java . awt . event .*;</text:p>
      <text:p text:style-name="P4">public class calculator {</text:p>
      <text:p text:style-name="P4"><text:s text:c="4"/>calculator () {</text:p>
      <text:p text:style-name="P4"><text:s text:c="8"/>JFrame jrm = new JFrame ();</text:p>
      <text:p text:style-name="P4"><text:s text:c="8"/>jrm . setSize ( 500 , 500 );</text:p>
      <text:p text:style-name="P4"><text:s text:c="8"/>JLabel jbl = new JLabel ( "Calculator" );</text:p>
      <text:p text:style-name="P4"><text:s text:c="8"/>jbl . setBounds ( 227 , 10 , 400 , 30 );</text:p>
      <text:p text:style-name="P4"><text:s text:c="8"/>jrm . add ( jbl );</text:p>
      <text:p text:style-name="P4"><text:s text:c="8"/>final JTextField jtf = new JTextField ();</text:p>
      <text:p text:style-name="P4"><text:s text:c="8"/>jtf . setEditable ( false );</text:p>
      <text:p text:style-name="P4"><text:s text:c="8"/>jtf . setBounds ( 50 , 50 , 400 , 30 );</text:p>
      <text:p text:style-name="P4"><text:s text:c="8"/>jrm . add ( jtf );</text:p>
      <text:p text:style-name="P4"><text:s text:c="8"/>JButton b1 , b2 , b3 , b4 , b5 , b6 , b7 , b8 , b9 , b0 , bdiv , bmul , bsub ,</text:p>
      <text:p text:style-name="P4"><text:s text:c="8"/>badd , bdec , beq , bdel , bclr , clear , dot ;</text:p>
      <text:p text:style-name="P4"><text:s text:c="8"/>b1 = new JButton ( "1" );</text:p>
      <text:p text:style-name="P4"><text:s text:c="8"/>b2 = new JButton ( "2" );</text:p>
      <text:p text:style-name="P4"><text:s text:c="8"/>b3 = new JButton ( "3" );</text:p>
      <text:p text:style-name="P4"><text:s text:c="8"/>b4 = new JButton ( "4" );</text:p>
      <text:p text:style-name="P4"><text:s text:c="8"/>b5 = new JButton ( "5" );</text:p>
      <text:p text:style-name="P4"><text:s text:c="8"/>b6 = new JButton ( "6" );</text:p>
      <text:p text:style-name="P4"><text:s text:c="8"/>b7 = new JButton ( "7" );</text:p>
      <text:p text:style-name="P4"><text:s text:c="8"/>b8 = new JButton ( "8" );</text:p>
      <text:p text:style-name="P4"><text:s text:c="8"/>b9 = new JButton ( "9" );</text:p>
      <text:p text:style-name="P4"><text:s text:c="8"/>b0 = new JButton ( "0" );</text:p>
      <text:p text:style-name="P4"><text:s text:c="8"/>bdiv = new JButton ( "/" );</text:p>
      <text:p text:style-name="P4"><text:s text:c="8"/>bmul = new JButton ( "Ã—" );</text:p>
      <text:p text:style-name="P4"><text:s text:c="8"/>bsub = new JButton ( "-" );</text:p>
      <text:p text:style-name="P4"><text:s text:c="8"/>badd = new JButton ( "+" );</text:p>
      <text:p text:style-name="P4"><text:s text:c="8"/>beq = new JButton ( "=" );</text:p>
      <text:p text:style-name="P4"><text:s text:c="8"/>clear = new JButton ( "Clear" );</text:p>
      <text:p text:style-name="P4"><text:s text:c="8"/>dot = new JButton ( "." );</text:p>
      <text:p text:style-name="P4"><text:s text:c="8"/>b7 . setBounds ( 90 , 100 , 50 , 40 );</text:p>
      <text:p text:style-name="P4"><text:s text:c="8"/>b8 . setBounds ( 180 , 100 , 50 , 40 );</text:p>
      <text:p text:style-name="P4"><text:s text:c="8"/>b9 . setBounds ( 270 , 100 , 50 , 40 );</text:p>
      <text:p text:style-name="P4"><text:s text:c="8"/>bdiv . setBounds ( 360 , 100 , 50 , 40 );</text:p>
      <text:p text:style-name="P4"><text:s text:c="8"/>b4 . setBounds ( 90 , 170 , 50 , 40 );</text:p>
      <text:p text:style-name="P4"><text:s text:c="8"/>b5 . setBounds ( 180 , 170 , 50 , 40 );</text:p>
      <text:p text:style-name="P4"><text:s text:c="8"/>b6 . setBounds ( 270 , 170 , 50 , 40 );</text:p>
      <text:p text:style-name="P4"><text:s text:c="8"/>bmul . setBounds ( 360 , 170 , 50 , 40 );</text:p>
      <text:p text:style-name="P4"><text:s text:c="8"/>b1 . setBounds ( 90 , 240 , 50 , 40 );</text:p>
      <text:p text:style-name="P4"><text:s text:c="8"/>b2 . setBounds ( 180 , 240 , 50 , 40 );</text:p>
      <text:p text:style-name="P4"><text:s text:c="8"/>b3 . setBounds ( 270 , 240 , 50 , 40 );</text:p>
      <text:p text:style-name="P4"><text:s text:c="8"/>bsub . setBounds ( 360 , 240 , 50 , 40 );</text:p>
      <text:p text:style-name="P4"><text:s text:c="8"/>b0 . setBounds ( 180 , 310 , 50 , 40 );</text:p>
      <text:p text:style-name="P4"><text:s text:c="8"/>beq . setBounds ( 270 , 310 , 50 , 40 );</text:p>
      <text:p text:style-name="P4"><text:s text:c="8"/>badd . setBounds ( 360 , 310 , 50 , 40 );</text:p>
      <text:p text:style-name="P4"><text:s text:c="8"/>clear . setBounds ( 200 , 400 , 90 , 40 );</text:p>
      <text:p text:style-name="P4"><text:s text:c="8"/>dot . setBounds ( 90 , 310, 50 , 40 );</text:p>
      <text:p text:style-name="P4"><text:soft-page-break/><text:s text:c="8"/>jrm . add ( b7 );</text:p>
      <text:p text:style-name="P4"><text:s text:c="8"/>jrm . add ( b8 );</text:p>
      <text:p text:style-name="P4"><text:s text:c="8"/>jrm . add ( b9 );</text:p>
      <text:p text:style-name="P4"><text:s text:c="8"/>jrm . add ( bdiv );</text:p>
      <text:p text:style-name="P4"><text:s text:c="8"/>jrm . add ( b4 );</text:p>
      <text:p text:style-name="P4"><text:s text:c="8"/>jrm . add ( b5 );</text:p>
      <text:p text:style-name="P4"><text:s text:c="8"/>jrm . add ( b6 );</text:p>
      <text:p text:style-name="P4"><text:s text:c="8"/>jrm . add ( bmul );</text:p>
      <text:p text:style-name="P4"><text:s text:c="8"/>jrm . add ( b1 );</text:p>
      <text:p text:style-name="P4"><text:s text:c="8"/>jrm . add ( b2 );</text:p>
      <text:p text:style-name="P4"><text:s text:c="8"/>jrm . add ( b3 );</text:p>
      <text:p text:style-name="P4"><text:s text:c="8"/>jrm . add ( bsub );</text:p>
      <text:p text:style-name="P4"><text:s text:c="8"/>jrm . add ( b0 );</text:p>
      <text:p text:style-name="P4"><text:s text:c="8"/>jrm . add ( beq );</text:p>
      <text:p text:style-name="P4"><text:s text:c="8"/>jrm . add ( badd );</text:p>
      <text:p text:style-name="P4"><text:s text:c="8"/>jrm . add ( clear );</text:p>
      <text:p text:style-name="P4"><text:s text:c="8"/>jrm . add ( dot );</text:p>
      <text:p text:style-name="P4"><text:s text:c="8"/>jrm . setLayout ( null );</text:p>
      <text:p text:style-name="P4"><text:s text:c="8"/>jrm . setResizable ( false );</text:p>
      <text:p text:style-name="P4"><text:s text:c="8"/>jrm . setDefaultCloseOperation ( JFrame . EXIT_ON_CLOSE );</text:p>
      <text:p text:style-name="P4"><text:s text:c="8"/>jrm . setVisible ( true );</text:p>
      <text:p text:style-name="P4"><text:s text:c="8"/>b1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1" );</text:p>
      <text:p text:style-name="P4"><text:s text:c="8"/>}</text:p>
      <text:p text:style-name="P4"><text:s text:c="8"/>});</text:p>
      <text:p text:style-name="P4"><text:s text:c="8"/>b2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2" );</text:p>
      <text:p text:style-name="P4"><text:s text:c="8"/>}</text:p>
      <text:p text:style-name="P4"><text:s text:c="8"/>});</text:p>
      <text:p text:style-name="P4"><text:s text:c="8"/>b3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3" );</text:p>
      <text:p text:style-name="P4"><text:s text:c="8"/>}</text:p>
      <text:p text:style-name="P4"><text:s text:c="8"/>});</text:p>
      <text:p text:style-name="P4"><text:s text:c="8"/>b4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4" );</text:p>
      <text:p text:style-name="P4"><text:s text:c="8"/>}</text:p>
      <text:p text:style-name="P4"><text:soft-page-break/><text:s text:c="8"/>});</text:p>
      <text:p text:style-name="P4"><text:s text:c="8"/>b5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5" );</text:p>
      <text:p text:style-name="P4"><text:s text:c="8"/>}</text:p>
      <text:p text:style-name="P4"><text:s text:c="8"/>});</text:p>
      <text:p text:style-name="P4"><text:s text:c="8"/>b6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6" );</text:p>
      <text:p text:style-name="P4"><text:s text:c="8"/>}</text:p>
      <text:p text:style-name="P4"><text:s text:c="8"/>});</text:p>
      <text:p text:style-name="P4"><text:s text:c="8"/>b7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7" );</text:p>
      <text:p text:style-name="P4"><text:s text:c="8"/>}</text:p>
      <text:p text:style-name="P4"><text:s text:c="8"/>});</text:p>
      <text:p text:style-name="P4"><text:s text:c="8"/>b8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8" );</text:p>
      <text:p text:style-name="P4"><text:s text:c="8"/>}</text:p>
      <text:p text:style-name="P4"><text:s text:c="8"/>});</text:p>
      <text:p text:style-name="P4"><text:s text:c="8"/>b9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9" );</text:p>
      <text:p text:style-name="P4"><text:s text:c="8"/>}</text:p>
      <text:p text:style-name="P4"><text:s text:c="8"/>});</text:p>
      <text:p text:style-name="P4"><text:s text:c="8"/>b0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0" );</text:p>
      <text:p text:style-name="P4"><text:s text:c="8"/>}</text:p>
      <text:p text:style-name="P4"><text:s text:c="8"/>});</text:p>
      <text:p text:style-name="P4"><text:s text:c="8"/>clear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oft-page-break/><text:s text:c="8"/>jtf . getText (). equals ( "Not defined!" ))</text:p>
      <text:p text:style-name="P4"><text:s text:c="8"/>jtf . setText ( "" );</text:p>
      <text:p text:style-name="P4"><text:s text:c="8"/>jtf . setText ( "" );</text:p>
      <text:p text:style-name="P4"><text:s text:c="8"/>}</text:p>
      <text:p text:style-name="P4"><text:s text:c="8"/>});</text:p>
      <text:p text:style-name="P4"><text:s text:c="8"/>dot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." );</text:p>
      <text:p text:style-name="P4"><text:s text:c="8"/>}</text:p>
      <text:p text:style-name="P4"><text:s text:c="8"/>});</text:p>
      <text:p text:style-name="P4"><text:s text:c="8"/>badd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+" );</text:p>
      <text:p text:style-name="P4"><text:s text:c="8"/>}</text:p>
      <text:p text:style-name="P4"><text:s text:c="8"/>});</text:p>
      <text:p text:style-name="P4"><text:s text:c="8"/>bsub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-" );</text:p>
      <text:p text:style-name="P4"><text:s text:c="8"/>}</text:p>
      <text:p text:style-name="P4"><text:s text:c="8"/>});</text:p>
      <text:p text:style-name="P4"><text:s text:c="8"/>bmul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X" );</text:p>
      <text:p text:style-name="P4"><text:s text:c="8"/>}</text:p>
      <text:p text:style-name="P4"><text:s text:c="8"/>});</text:p>
      <text:p text:style-name="P4"><text:s text:c="8"/>bdiv . addActionListener ( new ActionListener () {</text:p>
      <text:p text:style-name="P4"><text:s text:c="8"/>public void actionPerformed ( ActionEvent e ) {</text:p>
      <text:p text:style-name="P4"><text:s text:c="8"/>if ( jtf . getText (). equals ( "Enter two operands!" ) ||</text:p>
      <text:p text:style-name="P4"><text:s text:c="8"/>jtf . getText (). equals ( "Not defined!" ))</text:p>
      <text:p text:style-name="P4"><text:s text:c="8"/>jtf . setText ( "" );</text:p>
      <text:p text:style-name="P4"><text:s text:c="8"/>jtf . setText ( jtf . getText () + "/" );</text:p>
      <text:p text:style-name="P4"><text:s text:c="8"/>}</text:p>
      <text:p text:style-name="P4"><text:s text:c="8"/>});</text:p>
      <text:p text:style-name="P4"><text:s text:c="8"/>beq . addActionListener ( new ActionListener () {</text:p>
      <text:p text:style-name="P4"><text:s text:c="8"/>public void actionPerformed ( ActionEvent e ) {</text:p>
      <text:p text:style-name="P4"><text:s text:c="8"/>try {</text:p>
      <text:p text:style-name="P4"><text:s text:c="8"/>String S = jtf . getText ();</text:p>
      <text:p text:style-name="P4"><text:s text:c="8"/>int i = 0 ;</text:p>
      <text:p text:style-name="P4"><text:s text:c="8"/>char b = S . charAt ( i );</text:p>
      <text:p text:style-name="P4"><text:s text:c="8"/>while ( b != '+' &amp;&amp; b != '-' &amp;&amp; b != 'X' &amp;&amp; b != '/' &amp;&amp; b != '%' ){</text:p>
      <text:p text:style-name="P4"><text:soft-page-break/><text:s text:c="12"/>i ++;</text:p>
      <text:p text:style-name="P4"><text:s text:c="12"/>b = S . charAt ( i );</text:p>
      <text:p text:style-name="P4"><text:s text:c="8"/>}</text:p>
      <text:p text:style-name="P4"><text:s text:c="8"/>Float x , y , ans = 0f ;</text:p>
      <text:p text:style-name="P4"><text:s text:c="8"/>x = Float . parseFloat ( S . substring ( 0 , i ));</text:p>
      <text:p text:style-name="P4"><text:s text:c="8"/>y = Float . parseFloat ( S . substring ( i + 1 , S . length ()));</text:p>
      <text:p text:style-name="P4"><text:s text:c="8"/>if ( b == '+' ) {</text:p>
      <text:p text:style-name="P4"><text:s text:c="12"/></text:p>
      <text:p text:style-name="P4"><text:s text:c="8"/>} </text:p>
      <text:p text:style-name="P4"><text:s text:c="8"/>else if ( b == '-' ) {</text:p>
      <text:p text:style-name="P4"><text:s text:c="12"/>ans = x - y ;</text:p>
      <text:p text:style-name="P4"><text:s text:c="8"/>} </text:p>
      <text:p text:style-name="P4"><text:s text:c="8"/>else if ( b == 'X' ) {</text:p>
      <text:p text:style-name="P4"><text:s text:c="12"/>ans = x * y ;</text:p>
      <text:p text:style-name="P4"><text:s text:c="8"/>}</text:p>
      <text:p text:style-name="P4"><text:s text:c="8"/>else if ( b == '/' ) {</text:p>
      <text:p text:style-name="P4"><text:s text:c="12"/>ans = x / y ;</text:p>
      <text:p text:style-name="P4"><text:s text:c="8"/>}</text:p>
      <text:p text:style-name="P4"><text:s text:c="8"/>if ( b == '/' &amp;&amp; y == 0 ) {</text:p>
      <text:p text:style-name="P4"><text:s text:c="12"/>jtf . setText ( "Not defined!" );</text:p>
      <text:p text:style-name="P4"><text:s text:c="8"/>}</text:p>
      <text:p text:style-name="P4"><text:s text:c="8"/>else {</text:p>
      <text:p text:style-name="P4"><text:s text:c="12"/>jtf . setText ( ans + "" );</text:p>
      <text:p text:style-name="P4"><text:s text:c="8"/>}</text:p>
      <text:p text:style-name="P4"><text:s text:c="8"/>}</text:p>
      <text:p text:style-name="P4"><text:s text:c="8"/>catch ( Exception ex ) {</text:p>
      <text:p text:style-name="P4"><text:s text:c="12"/>jtf . setText ( "Enter two operands!" );</text:p>
      <text:p text:style-name="P4"><text:s text:c="8"/>}</text:p>
      <text:p text:style-name="P4"><text:s text:c="8"/>}</text:p>
      <text:p text:style-name="P4"><text:s text:c="8"/>});</text:p>
      <text:p text:style-name="P4"><text:s text:c="4"/>}</text:p>
      <text:p text:style-name="P4"><text:s text:c="4"/>public static void main ( String [] args ) {</text:p>
      <text:p text:style-name="P4"><text:s text:c="8"/>new calculator ();</text:p>
      <text:p text:style-name="P4"><text:s text:c="4"/>}</text:p>
      <text:p text:style-name="P4">}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3-03T19:44:23.912000000</dc:date>
    <meta:editing-duration>PT2H39M49S</meta:editing-duration>
    <meta:editing-cycles>13</meta:editing-cycles>
    <meta:generator>LibreOffice/7.3.0.3$Windows_X86_64 LibreOffice_project/0f246aa12d0eee4a0f7adcefbf7c878fc2238db3</meta:generator>
    <meta:document-statistic meta:table-count="0" meta:image-count="0" meta:object-count="0" meta:page-count="5" meta:paragraph-count="242" meta:word-count="1725" meta:character-count="8947" meta:non-whitespace-character-count="5553"/>
  </office:meta>
</office:document-meta>
</file>